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actory.createReques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J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Factory.parseSampleResult( Sample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Parser.MonitorParser( Objec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Objec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actory.creat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Threa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parseString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Wo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create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parse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